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66in"/>
    </style:style>
    <style:style style:name="co2" style:family="table-column">
      <style:table-column-properties fo:break-before="auto" style:column-width="0.9555in"/>
    </style:style>
    <style:style style:name="co3" style:family="table-column">
      <style:table-column-properties fo:break-before="auto" style:column-width="0.9193in"/>
    </style:style>
    <style:style style:name="co4" style:family="table-column">
      <style:table-column-properties fo:break-before="auto" style:column-width="0.7917in"/>
    </style:style>
    <style:style style:name="co5" style:family="table-column">
      <style:table-column-properties fo:break-before="auto" style:column-width="0.6547in"/>
    </style:style>
    <style:style style:name="co6" style:family="table-column">
      <style:table-column-properties fo:break-before="auto" style:column-width="0.4909in"/>
    </style:style>
    <style:style style:name="co7" style:family="table-column">
      <style:table-column-properties fo:break-before="auto" style:column-width="1.3783in"/>
    </style:style>
    <style:style style:name="co8" style:family="table-column">
      <style:table-column-properties fo:break-before="auto" style:column-width="2.5307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71in solid #000000" style:text-align-source="fix" style:repeat-content="false" fo:border-left="none" fo:border-right="none" fo:border-top="non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0071in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0.0071in solid #000000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# constellation centers</text:p>
          </table:table-cell>
          <table:table-cell table:number-columns-repeated="7"/>
        </table:table-row>
        <table:table-row table:style-name="ro1">
          <table:table-cell office:value-type="string">
            <text:p># https://pbarbier.com/constellations/</text:p>
          </table:table-cell>
          <table:table-cell table:number-columns-repeated="7"/>
        </table:table-row>
        <table:table-row table:style-name="ro1">
          <table:table-cell office:value-type="string">
            <text:p>#</text:p>
          </table:table-cell>
          <table:table-cell table:number-columns-repeated="7"/>
        </table:table-row>
        <table:table-row table:style-name="ro1">
          <table:table-cell office:value-type="string">
            <text:p>#</text:p>
          </table:table-cell>
          <table:table-cell office:value-type="string">
            <text:p>id</text:p>
          </table:table-cell>
          <table:table-cell office:value-type="string">
            <text:p>The database primary key.</text:p>
          </table:table-cell>
          <table:table-cell table:number-columns-repeated="5"/>
        </table:table-row>
        <table:table-row table:style-name="ro1">
          <table:table-cell office:value-type="string">
            <text:p>#</text:p>
          </table:table-cell>
          <table:table-cell office:value-type="string">
            <text:p>RA</text:p>
          </table:table-cell>
          <table:table-cell office:value-type="string">
            <text:p>Right ascension J2000 (decimal hours) of center</text:p>
          </table:table-cell>
          <table:table-cell table:number-columns-repeated="5"/>
        </table:table-row>
        <table:table-row table:style-name="ro1">
          <table:table-cell office:value-type="string">
            <text:p>#</text:p>
          </table:table-cell>
          <table:table-cell office:value-type="string">
            <text:p>DEC</text:p>
          </table:table-cell>
          <table:table-cell office:value-type="string">
            <text:p>Declination J2000 (decimal degrees) of center</text:p>
          </table:table-cell>
          <table:table-cell table:number-columns-repeated="5"/>
        </table:table-row>
        <table:table-row table:style-name="ro1">
          <table:table-cell office:value-type="string">
            <text:p>#</text:p>
          </table:table-cell>
          <table:table-cell office:value-type="string">
            <text:p>Area</text:p>
          </table:table-cell>
          <table:table-cell office:value-type="string">
            <text:p>Constellation area (square degrees)</text:p>
          </table:table-cell>
          <table:table-cell table:number-columns-repeated="5"/>
        </table:table-row>
        <table:table-row table:style-name="ro1">
          <table:table-cell office:value-type="string">
            <text:p>#</text:p>
          </table:table-cell>
          <table:table-cell office:value-type="string">
            <text:p>Rank</text:p>
          </table:table-cell>
          <table:table-cell office:value-type="string">
            <text:p>Constellation rank in area</text:p>
          </table:table-cell>
          <table:table-cell table:number-columns-repeated="5"/>
        </table:table-row>
        <table:table-row table:style-name="ro1">
          <table:table-cell office:value-type="string">
            <text:p>#</text:p>
          </table:table-cell>
          <table:table-cell office:value-type="string">
            <text:p>Con</text:p>
          </table:table-cell>
          <table:table-cell office:value-type="string">
            <text:p>Constellation abbreviation</text:p>
          </table:table-cell>
          <table:table-cell table:number-columns-repeated="5"/>
        </table:table-row>
        <table:table-row table:style-name="ro1">
          <table:table-cell office:value-type="string">
            <text:p>#</text:p>
          </table:table-cell>
          <table:table-cell office:value-type="string">
            <text:p>Name</text:p>
          </table:table-cell>
          <table:table-cell office:value-type="string">
            <text:p>Constellation name</text:p>
          </table:table-cell>
          <table:table-cell table:number-columns-repeated="5"/>
        </table:table-row>
        <table:table-row table:style-name="ro1">
          <table:table-cell office:value-type="string">
            <text:p>#</text:p>
          </table:table-cell>
          <table:table-cell table:number-columns-repeated="7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RA</text:p>
          </table:table-cell>
          <table:table-cell table:style-name="ce1" office:value-type="string">
            <text:p>DEC</text:p>
          </table:table-cell>
          <table:table-cell table:style-name="ce1" office:value-type="string">
            <text:p>Area</text:p>
          </table:table-cell>
          <table:table-cell table:style-name="ce3" office:value-type="string">
            <text:p>Rank</text:p>
          </table:table-cell>
          <table:table-cell table:style-name="ce4" office:value-type="string">
            <text:p>Con</text:p>
          </table:table-cell>
          <table:table-cell table:style-name="ce4" office:value-type="string">
            <text:p>Latin Name</text:p>
          </table:table-cell>
          <table:table-cell table:style-name="ce4" office:value-type="string">
            <text:p>English Name or Descripti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816918">
            <text:p>0.6816918</text:p>
          </table:table-cell>
          <table:table-cell office:value-type="float" office:value="39.592858">
            <text:p>39.592858</text:p>
          </table:table-cell>
          <table:table-cell office:value-type="float" office:value="722.28">
            <text:p>722.28</text:p>
          </table:table-cell>
          <table:table-cell office:value-type="float" office:value="19">
            <text:p>19</text:p>
          </table:table-cell>
          <table:table-cell office:value-type="string">
            <text:p>And</text:p>
          </table:table-cell>
          <table:table-cell office:value-type="string">
            <text:p>Andromeda</text:p>
          </table:table-cell>
          <table:table-cell office:value-type="string">
            <text:p>Princess of Ethiopi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.1401302">
            <text:p>10.1401302</text:p>
          </table:table-cell>
          <table:table-cell office:value-type="float" office:value="-33.84212">
            <text:p>-33.84212</text:p>
          </table:table-cell>
          <table:table-cell office:value-type="float" office:value="238.9">
            <text:p>238.9</text:p>
          </table:table-cell>
          <table:table-cell office:value-type="float" office:value="62">
            <text:p>62</text:p>
          </table:table-cell>
          <table:table-cell office:value-type="string">
            <text:p>Ant</text:p>
          </table:table-cell>
          <table:table-cell office:value-type="string">
            <text:p>Antlia</text:p>
          </table:table-cell>
          <table:table-cell office:value-type="string">
            <text:p>Air pump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6.202039">
            <text:p>16.202039</text:p>
          </table:table-cell>
          <table:table-cell office:value-type="float" office:value="-75.222818">
            <text:p>-75.222818</text:p>
          </table:table-cell>
          <table:table-cell office:value-type="float" office:value="206.33">
            <text:p>206.33</text:p>
          </table:table-cell>
          <table:table-cell office:value-type="float" office:value="67">
            <text:p>67</text:p>
          </table:table-cell>
          <table:table-cell office:value-type="string">
            <text:p>Aps</text:p>
          </table:table-cell>
          <table:table-cell office:value-type="string">
            <text:p>Apus</text:p>
          </table:table-cell>
          <table:table-cell office:value-type="string">
            <text:p>Bird of Paradise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2.4078441">
            <text:p>22.4078441</text:p>
          </table:table-cell>
          <table:table-cell office:value-type="float" office:value="-10.156064">
            <text:p>-10.156064</text:p>
          </table:table-cell>
          <table:table-cell office:value-type="float" office:value="979.85">
            <text:p>979.85</text:p>
          </table:table-cell>
          <table:table-cell office:value-type="float" office:value="10">
            <text:p>10</text:p>
          </table:table-cell>
          <table:table-cell office:value-type="string">
            <text:p>Aql</text:p>
          </table:table-cell>
          <table:table-cell office:value-type="string">
            <text:p>Aquila</text:p>
          </table:table-cell>
          <table:table-cell office:value-type="string">
            <text:p>Eagl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.6476459">
            <text:p>19.6476459</text:p>
          </table:table-cell>
          <table:table-cell office:value-type="float" office:value="2.09636">
            <text:p>2.09636</text:p>
          </table:table-cell>
          <table:table-cell office:value-type="float" office:value="652.47">
            <text:p>652.47</text:p>
          </table:table-cell>
          <table:table-cell office:value-type="float" office:value="22">
            <text:p>22</text:p>
          </table:table-cell>
          <table:table-cell office:value-type="string">
            <text:p>Aqr</text:p>
          </table:table-cell>
          <table:table-cell office:value-type="string">
            <text:p>Aquarius</text:p>
          </table:table-cell>
          <table:table-cell office:value-type="string">
            <text:p>Water bearer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.3285399">
            <text:p>17.3285399</text:p>
          </table:table-cell>
          <table:table-cell office:value-type="float" office:value="-54.083561">
            <text:p>-54.083561</text:p>
          </table:table-cell>
          <table:table-cell office:value-type="float" office:value="237.06">
            <text:p>237.06</text:p>
          </table:table-cell>
          <table:table-cell office:value-type="float" office:value="63">
            <text:p>63</text:p>
          </table:table-cell>
          <table:table-cell table:number-columns-repeated="2" office:value-type="string">
            <text:p>Ara</text:p>
          </table:table-cell>
          <table:table-cell office:value-type="string">
            <text:p>Altar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.6623744">
            <text:p>2.6623744</text:p>
          </table:table-cell>
          <table:table-cell office:value-type="float" office:value="19.959053">
            <text:p>19.959053</text:p>
          </table:table-cell>
          <table:table-cell office:value-type="float" office:value="441.39">
            <text:p>441.39</text:p>
          </table:table-cell>
          <table:table-cell office:value-type="float" office:value="39">
            <text:p>39</text:p>
          </table:table-cell>
          <table:table-cell office:value-type="string">
            <text:p>Ari</text:p>
          </table:table-cell>
          <table:table-cell office:value-type="string">
            <text:p>Aries</text:p>
          </table:table-cell>
          <table:table-cell office:value-type="string">
            <text:p>Ram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.9425072">
            <text:p>5.9425072</text:p>
          </table:table-cell>
          <table:table-cell office:value-type="float" office:value="40.621073">
            <text:p>40.621073</text:p>
          </table:table-cell>
          <table:table-cell office:value-type="float" office:value="657.44">
            <text:p>657.44</text:p>
          </table:table-cell>
          <table:table-cell office:value-type="float" office:value="21">
            <text:p>21</text:p>
          </table:table-cell>
          <table:table-cell office:value-type="string">
            <text:p>Aur</text:p>
          </table:table-cell>
          <table:table-cell office:value-type="string">
            <text:p>Auriga</text:p>
          </table:table-cell>
          <table:table-cell office:value-type="string">
            <text:p>Chariote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.6276508">
            <text:p>14.6276508</text:p>
          </table:table-cell>
          <table:table-cell office:value-type="float" office:value="29.108047">
            <text:p>29.108047</text:p>
          </table:table-cell>
          <table:table-cell office:value-type="float" office:value="906.83">
            <text:p>906.83</text:p>
          </table:table-cell>
          <table:table-cell office:value-type="float" office:value="13">
            <text:p>13</text:p>
          </table:table-cell>
          <table:table-cell office:value-type="string">
            <text:p>Boo</text:p>
          </table:table-cell>
          <table:table-cell office:value-type="string">
            <text:p>Bootes</text:p>
          </table:table-cell>
          <table:table-cell office:value-type="string">
            <text:p>Herdsma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.7448994">
            <text:p>4.7448994</text:p>
          </table:table-cell>
          <table:table-cell office:value-type="float" office:value="-38.014894">
            <text:p>-38.014894</text:p>
          </table:table-cell>
          <table:table-cell office:value-type="float" office:value="124.86">
            <text:p>124.86</text:p>
          </table:table-cell>
          <table:table-cell office:value-type="float" office:value="81">
            <text:p>81</text:p>
          </table:table-cell>
          <table:table-cell office:value-type="string">
            <text:p>Cae</text:p>
          </table:table-cell>
          <table:table-cell office:value-type="string">
            <text:p>Caelum</text:p>
          </table:table-cell>
          <table:table-cell office:value-type="string">
            <text:p>Graving tool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.4162224">
            <text:p>6.4162224</text:p>
          </table:table-cell>
          <table:table-cell office:value-type="float" office:value="68.435318">
            <text:p>68.435318</text:p>
          </table:table-cell>
          <table:table-cell office:value-type="float" office:value="756.83">
            <text:p>756.83</text:p>
          </table:table-cell>
          <table:table-cell office:value-type="float" office:value="18">
            <text:p>18</text:p>
          </table:table-cell>
          <table:table-cell office:value-type="string">
            <text:p>Cam</text:p>
          </table:table-cell>
          <table:table-cell office:value-type="string">
            <text:p>Camelopardalis</text:p>
          </table:table-cell>
          <table:table-cell office:value-type="string">
            <text:p>Giraffe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1.022575">
            <text:p>21.022575</text:p>
          </table:table-cell>
          <table:table-cell office:value-type="float" office:value="-18.550517">
            <text:p>-18.550517</text:p>
          </table:table-cell>
          <table:table-cell office:value-type="float" office:value="413.95">
            <text:p>413.95</text:p>
          </table:table-cell>
          <table:table-cell office:value-type="float" office:value="40">
            <text:p>40</text:p>
          </table:table-cell>
          <table:table-cell office:value-type="string">
            <text:p>Cap</text:p>
          </table:table-cell>
          <table:table-cell office:value-type="string">
            <text:p>Capricornus</text:p>
          </table:table-cell>
          <table:table-cell office:value-type="string">
            <text:p>Sea goa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.9538919">
            <text:p>8.9538919</text:p>
          </table:table-cell>
          <table:table-cell office:value-type="float" office:value="-61.357069">
            <text:p>-61.357069</text:p>
          </table:table-cell>
          <table:table-cell office:value-type="float" office:value="494.18">
            <text:p>494.18</text:p>
          </table:table-cell>
          <table:table-cell office:value-type="float" office:value="34">
            <text:p>34</text:p>
          </table:table-cell>
          <table:table-cell office:value-type="string">
            <text:p>Car</text:p>
          </table:table-cell>
          <table:table-cell office:value-type="string">
            <text:p>Carina</text:p>
          </table:table-cell>
          <table:table-cell office:value-type="string">
            <text:p>Keel of Argonauts' ship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.1685514">
            <text:p>1.1685514</text:p>
          </table:table-cell>
          <table:table-cell office:value-type="float" office:value="61.583129">
            <text:p>61.583129</text:p>
          </table:table-cell>
          <table:table-cell office:value-type="float" office:value="598.41">
            <text:p>598.41</text:p>
          </table:table-cell>
          <table:table-cell office:value-type="float" office:value="25">
            <text:p>25</text:p>
          </table:table-cell>
          <table:table-cell office:value-type="string">
            <text:p>Cas</text:p>
          </table:table-cell>
          <table:table-cell office:value-type="string">
            <text:p>Cassiopeia</text:p>
          </table:table-cell>
          <table:table-cell office:value-type="string">
            <text:p>Queen of Ethiopia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.070687">
            <text:p>13.070687</text:p>
          </table:table-cell>
          <table:table-cell office:value-type="float" office:value="-45.016238">
            <text:p>-45.016238</text:p>
          </table:table-cell>
          <table:table-cell office:value-type="float" office:value="1060.42">
            <text:p>1060.42</text:p>
          </table:table-cell>
          <table:table-cell office:value-type="float" office:value="9">
            <text:p>9</text:p>
          </table:table-cell>
          <table:table-cell office:value-type="string">
            <text:p>Cen</text:p>
          </table:table-cell>
          <table:table-cell office:value-type="string">
            <text:p>Centaurus</text:p>
          </table:table-cell>
          <table:table-cell office:value-type="string">
            <text:p>Centaur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2.9714794">
            <text:p>22.9714794</text:p>
          </table:table-cell>
          <table:table-cell office:value-type="float" office:value="70.823912">
            <text:p>70.823912</text:p>
          </table:table-cell>
          <table:table-cell office:value-type="float" office:value="587.79">
            <text:p>587.79</text:p>
          </table:table-cell>
          <table:table-cell office:value-type="float" office:value="27">
            <text:p>27</text:p>
          </table:table-cell>
          <table:table-cell office:value-type="string">
            <text:p>Cep</text:p>
          </table:table-cell>
          <table:table-cell office:value-type="string">
            <text:p>Cepheus</text:p>
          </table:table-cell>
          <table:table-cell office:value-type="string">
            <text:p>King of Ethiopia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.6197811">
            <text:p>1.6197811</text:p>
          </table:table-cell>
          <table:table-cell office:value-type="float" office:value="-8.727667">
            <text:p>-8.727667</text:p>
          </table:table-cell>
          <table:table-cell office:value-type="float" office:value="1231.41">
            <text:p>1231.41</text:p>
          </table:table-cell>
          <table:table-cell office:value-type="float" office:value="4">
            <text:p>4</text:p>
          </table:table-cell>
          <table:table-cell office:value-type="string">
            <text:p>Cet</text:p>
          </table:table-cell>
          <table:table-cell office:value-type="string">
            <text:p>Cetus</text:p>
          </table:table-cell>
          <table:table-cell office:value-type="string">
            <text:p>Sea monster (whale)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0.6950132">
            <text:p>10.6950132</text:p>
          </table:table-cell>
          <table:table-cell office:value-type="float" office:value="-78.993614">
            <text:p>-78.993614</text:p>
          </table:table-cell>
          <table:table-cell office:value-type="float" office:value="131.59">
            <text:p>131.59</text:p>
          </table:table-cell>
          <table:table-cell office:value-type="float" office:value="79">
            <text:p>79</text:p>
          </table:table-cell>
          <table:table-cell office:value-type="string">
            <text:p>Cha</text:p>
          </table:table-cell>
          <table:table-cell office:value-type="string">
            <text:p>Chamaeleon</text:p>
          </table:table-cell>
          <table:table-cell office:value-type="string">
            <text:p>Chameleon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4.7708364">
            <text:p>14.7708364</text:p>
          </table:table-cell>
          <table:table-cell office:value-type="float" office:value="-63.076879">
            <text:p>-63.076879</text:p>
          </table:table-cell>
          <table:table-cell office:value-type="float" office:value="93.35">
            <text:p>93.35</text:p>
          </table:table-cell>
          <table:table-cell office:value-type="float" office:value="85">
            <text:p>85</text:p>
          </table:table-cell>
          <table:table-cell office:value-type="string">
            <text:p>Cir</text:p>
          </table:table-cell>
          <table:table-cell office:value-type="string">
            <text:p>Circinus</text:p>
          </table:table-cell>
          <table:table-cell office:value-type="string">
            <text:p>Compasses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.8302387">
            <text:p>6.8302387</text:p>
          </table:table-cell>
          <table:table-cell office:value-type="float" office:value="-21.857106">
            <text:p>-21.857106</text:p>
          </table:table-cell>
          <table:table-cell office:value-type="float" office:value="380.12">
            <text:p>380.12</text:p>
          </table:table-cell>
          <table:table-cell office:value-type="float" office:value="43">
            <text:p>43</text:p>
          </table:table-cell>
          <table:table-cell office:value-type="string">
            <text:p>CMa</text:p>
          </table:table-cell>
          <table:table-cell office:value-type="string">
            <text:p>Canis Major</text:p>
          </table:table-cell>
          <table:table-cell office:value-type="string">
            <text:p>Big dog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7.6293346">
            <text:p>7.6293346</text:p>
          </table:table-cell>
          <table:table-cell office:value-type="float" office:value="5.897637">
            <text:p>5.897637</text:p>
          </table:table-cell>
          <table:table-cell office:value-type="float" office:value="183.37">
            <text:p>183.37</text:p>
          </table:table-cell>
          <table:table-cell office:value-type="float" office:value="71">
            <text:p>71</text:p>
          </table:table-cell>
          <table:table-cell office:value-type="string">
            <text:p>CMi</text:p>
          </table:table-cell>
          <table:table-cell office:value-type="string">
            <text:p>Canis Minor</text:p>
          </table:table-cell>
          <table:table-cell office:value-type="string">
            <text:p>Little dog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8.6832192">
            <text:p>8.6832192</text:p>
          </table:table-cell>
          <table:table-cell office:value-type="float" office:value="19.189402">
            <text:p>19.189402</text:p>
          </table:table-cell>
          <table:table-cell office:value-type="float" office:value="505.87">
            <text:p>505.87</text:p>
          </table:table-cell>
          <table:table-cell office:value-type="float" office:value="31">
            <text:p>31</text:p>
          </table:table-cell>
          <table:table-cell office:value-type="string">
            <text:p>Cnc</text:p>
          </table:table-cell>
          <table:table-cell office:value-type="string">
            <text:p>Cancer</text:p>
          </table:table-cell>
          <table:table-cell office:value-type="string">
            <text:p>Crab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.7934937">
            <text:p>5.7934937</text:p>
          </table:table-cell>
          <table:table-cell office:value-type="float" office:value="-35.4414">
            <text:p>-35.4414</text:p>
          </table:table-cell>
          <table:table-cell office:value-type="float" office:value="270.18">
            <text:p>270.18</text:p>
          </table:table-cell>
          <table:table-cell office:value-type="float" office:value="54">
            <text:p>54</text:p>
          </table:table-cell>
          <table:table-cell office:value-type="string">
            <text:p>Col</text:p>
          </table:table-cell>
          <table:table-cell office:value-type="string">
            <text:p>Columba</text:p>
          </table:table-cell>
          <table:table-cell office:value-type="string">
            <text:p>Dove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2.7529658">
            <text:p>12.7529658</text:p>
          </table:table-cell>
          <table:table-cell office:value-type="float" office:value="22.223305">
            <text:p>22.223305</text:p>
          </table:table-cell>
          <table:table-cell office:value-type="float" office:value="386.47">
            <text:p>386.47</text:p>
          </table:table-cell>
          <table:table-cell office:value-type="float" office:value="42">
            <text:p>42</text:p>
          </table:table-cell>
          <table:table-cell office:value-type="string">
            <text:p>Com</text:p>
          </table:table-cell>
          <table:table-cell office:value-type="string">
            <text:p>Coma Berenices</text:p>
          </table:table-cell>
          <table:table-cell office:value-type="string">
            <text:p>Berenice's hair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8.6467655">
            <text:p>18.6467655</text:p>
          </table:table-cell>
          <table:table-cell office:value-type="float" office:value="-41.05371">
            <text:p>-41.05371</text:p>
          </table:table-cell>
          <table:table-cell office:value-type="float" office:value="127.7">
            <text:p>127.7</text:p>
          </table:table-cell>
          <table:table-cell office:value-type="float" office:value="80">
            <text:p>80</text:p>
          </table:table-cell>
          <table:table-cell office:value-type="string">
            <text:p>CrA</text:p>
          </table:table-cell>
          <table:table-cell office:value-type="string">
            <text:p>Corona Australis</text:p>
          </table:table-cell>
          <table:table-cell office:value-type="string">
            <text:p>Southern crown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5.887232">
            <text:p>15.887232</text:p>
          </table:table-cell>
          <table:table-cell office:value-type="float" office:value="32.093072">
            <text:p>32.093072</text:p>
          </table:table-cell>
          <table:table-cell office:value-type="float" office:value="178.71">
            <text:p>178.71</text:p>
          </table:table-cell>
          <table:table-cell office:value-type="float" office:value="73">
            <text:p>73</text:p>
          </table:table-cell>
          <table:table-cell office:value-type="string">
            <text:p>CrB</text:p>
          </table:table-cell>
          <table:table-cell office:value-type="string">
            <text:p>Corona Borealis</text:p>
          </table:table-cell>
          <table:table-cell office:value-type="string">
            <text:p>Northern crown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1.4075635">
            <text:p>11.4075635</text:p>
          </table:table-cell>
          <table:table-cell office:value-type="float" office:value="-15.650659">
            <text:p>-15.650659</text:p>
          </table:table-cell>
          <table:table-cell office:value-type="float" office:value="282.4">
            <text:p>282.4</text:p>
          </table:table-cell>
          <table:table-cell office:value-type="float" office:value="53">
            <text:p>53</text:p>
          </table:table-cell>
          <table:table-cell office:value-type="string">
            <text:p>Crt</text:p>
          </table:table-cell>
          <table:table-cell office:value-type="string">
            <text:p>Crater</text:p>
          </table:table-cell>
          <table:table-cell office:value-type="string">
            <text:p>Cup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2.4481545">
            <text:p>12.4481545</text:p>
          </table:table-cell>
          <table:table-cell office:value-type="float" office:value="-59.992374">
            <text:p>-59.992374</text:p>
          </table:table-cell>
          <table:table-cell office:value-type="float" office:value="68.45">
            <text:p>68.45</text:p>
          </table:table-cell>
          <table:table-cell office:value-type="float" office:value="88">
            <text:p>88</text:p>
          </table:table-cell>
          <table:table-cell office:value-type="string">
            <text:p>Cru</text:p>
          </table:table-cell>
          <table:table-cell office:value-type="string">
            <text:p>Crux</text:p>
          </table:table-cell>
          <table:table-cell office:value-type="string">
            <text:p>Cross (southern)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.4239258">
            <text:p>12.4239258</text:p>
          </table:table-cell>
          <table:table-cell office:value-type="float" office:value="-18.096379">
            <text:p>-18.096379</text:p>
          </table:table-cell>
          <table:table-cell office:value-type="float" office:value="183.8">
            <text:p>183.8</text:p>
          </table:table-cell>
          <table:table-cell office:value-type="float" office:value="70">
            <text:p>70</text:p>
          </table:table-cell>
          <table:table-cell office:value-type="string">
            <text:p>Crv</text:p>
          </table:table-cell>
          <table:table-cell office:value-type="string">
            <text:p>Corvus</text:p>
          </table:table-cell>
          <table:table-cell office:value-type="string">
            <text:p>Crow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3.1476296">
            <text:p>13.1476296</text:p>
          </table:table-cell>
          <table:table-cell office:value-type="float" office:value="40.041877">
            <text:p>40.041877</text:p>
          </table:table-cell>
          <table:table-cell office:value-type="float" office:value="465.19">
            <text:p>465.19</text:p>
          </table:table-cell>
          <table:table-cell office:value-type="float" office:value="38">
            <text:p>38</text:p>
          </table:table-cell>
          <table:table-cell office:value-type="string">
            <text:p>CVn</text:p>
          </table:table-cell>
          <table:table-cell office:value-type="string">
            <text:p>Cane Venatici</text:p>
          </table:table-cell>
          <table:table-cell office:value-type="string">
            <text:p>Hunting dogs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0.6100642">
            <text:p>20.6100642</text:p>
          </table:table-cell>
          <table:table-cell office:value-type="float" office:value="42.536327">
            <text:p>42.536327</text:p>
          </table:table-cell>
          <table:table-cell office:value-type="float" office:value="803.98">
            <text:p>803.98</text:p>
          </table:table-cell>
          <table:table-cell office:value-type="float" office:value="16">
            <text:p>16</text:p>
          </table:table-cell>
          <table:table-cell office:value-type="string">
            <text:p>Cyg</text:p>
          </table:table-cell>
          <table:table-cell office:value-type="string">
            <text:p>Cygnus</text:p>
          </table:table-cell>
          <table:table-cell office:value-type="string">
            <text:p>Swan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.6802408">
            <text:p>20.6802408</text:p>
          </table:table-cell>
          <table:table-cell office:value-type="float" office:value="12.155585">
            <text:p>12.155585</text:p>
          </table:table-cell>
          <table:table-cell office:value-type="float" office:value="188.55">
            <text:p>188.55</text:p>
          </table:table-cell>
          <table:table-cell office:value-type="float" office:value="69">
            <text:p>69</text:p>
          </table:table-cell>
          <table:table-cell office:value-type="string">
            <text:p>Del</text:p>
          </table:table-cell>
          <table:table-cell office:value-type="string">
            <text:p>Delphinus</text:p>
          </table:table-cell>
          <table:table-cell office:value-type="string">
            <text:p>Porpoise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5.1196574">
            <text:p>5.1196574</text:p>
          </table:table-cell>
          <table:table-cell office:value-type="float" office:value="-60.977305">
            <text:p>-60.977305</text:p>
          </table:table-cell>
          <table:table-cell office:value-type="float" office:value="179.17">
            <text:p>179.17</text:p>
          </table:table-cell>
          <table:table-cell office:value-type="float" office:value="72">
            <text:p>72</text:p>
          </table:table-cell>
          <table:table-cell office:value-type="string">
            <text:p>Dor</text:p>
          </table:table-cell>
          <table:table-cell office:value-type="string">
            <text:p>Dorado</text:p>
          </table:table-cell>
          <table:table-cell office:value-type="string">
            <text:p>Swordfish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6.657896">
            <text:p>16.657896</text:p>
          </table:table-cell>
          <table:table-cell office:value-type="float" office:value="64.184601">
            <text:p>64.184601</text:p>
          </table:table-cell>
          <table:table-cell office:value-type="float" office:value="1082.95">
            <text:p>1082.95</text:p>
          </table:table-cell>
          <table:table-cell office:value-type="float" office:value="8">
            <text:p>8</text:p>
          </table:table-cell>
          <table:table-cell office:value-type="string">
            <text:p>Dra</text:p>
          </table:table-cell>
          <table:table-cell office:value-type="string">
            <text:p>Draco</text:p>
          </table:table-cell>
          <table:table-cell office:value-type="string">
            <text:p>Dragon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1.2017824">
            <text:p>21.2017824</text:p>
          </table:table-cell>
          <table:table-cell office:value-type="float" office:value="7.465545">
            <text:p>7.465545</text:p>
          </table:table-cell>
          <table:table-cell office:value-type="float" office:value="71.64">
            <text:p>71.64</text:p>
          </table:table-cell>
          <table:table-cell office:value-type="float" office:value="87">
            <text:p>87</text:p>
          </table:table-cell>
          <table:table-cell office:value-type="string">
            <text:p>Equ</text:p>
          </table:table-cell>
          <table:table-cell office:value-type="string">
            <text:p>Equuleus</text:p>
          </table:table-cell>
          <table:table-cell office:value-type="string">
            <text:p>Little horse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.7425048">
            <text:p>3.7425048</text:p>
          </table:table-cell>
          <table:table-cell office:value-type="float" office:value="-20.767627">
            <text:p>-20.767627</text:p>
          </table:table-cell>
          <table:table-cell office:value-type="float" office:value="1137.92">
            <text:p>1137.92</text:p>
          </table:table-cell>
          <table:table-cell office:value-type="float" office:value="6">
            <text:p>6</text:p>
          </table:table-cell>
          <table:table-cell office:value-type="string">
            <text:p>Eri</text:p>
          </table:table-cell>
          <table:table-cell office:value-type="string">
            <text:p>Eridanus</text:p>
          </table:table-cell>
          <table:table-cell office:value-type="string">
            <text:p>River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.7659606">
            <text:p>2.7659606</text:p>
          </table:table-cell>
          <table:table-cell office:value-type="float" office:value="-31.21532">
            <text:p>-31.21532</text:p>
          </table:table-cell>
          <table:table-cell office:value-type="float" office:value="397.5">
            <text:p>397.5</text:p>
          </table:table-cell>
          <table:table-cell office:value-type="float" office:value="41">
            <text:p>41</text:p>
          </table:table-cell>
          <table:table-cell office:value-type="string">
            <text:p>For</text:p>
          </table:table-cell>
          <table:table-cell office:value-type="string">
            <text:p>Fornax</text:p>
          </table:table-cell>
          <table:table-cell office:value-type="string">
            <text:p>Furnace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.1558504">
            <text:p>7.1558504</text:p>
          </table:table-cell>
          <table:table-cell office:value-type="float" office:value="23.253119">
            <text:p>23.253119</text:p>
          </table:table-cell>
          <table:table-cell office:value-type="float" office:value="513.76">
            <text:p>513.76</text:p>
          </table:table-cell>
          <table:table-cell office:value-type="float" office:value="30">
            <text:p>30</text:p>
          </table:table-cell>
          <table:table-cell office:value-type="string">
            <text:p>Gem</text:p>
          </table:table-cell>
          <table:table-cell office:value-type="string">
            <text:p>Gemini</text:p>
          </table:table-cell>
          <table:table-cell office:value-type="string">
            <text:p>Twins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2.5341962">
            <text:p>22.5341962</text:p>
          </table:table-cell>
          <table:table-cell office:value-type="float" office:value="-44.933537">
            <text:p>-44.933537</text:p>
          </table:table-cell>
          <table:table-cell office:value-type="float" office:value="365.51">
            <text:p>365.51</text:p>
          </table:table-cell>
          <table:table-cell office:value-type="float" office:value="45">
            <text:p>45</text:p>
          </table:table-cell>
          <table:table-cell office:value-type="string">
            <text:p>Gru</text:p>
          </table:table-cell>
          <table:table-cell office:value-type="string">
            <text:p>Grus</text:p>
          </table:table-cell>
          <table:table-cell office:value-type="string">
            <text:p>Crane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7.2875889">
            <text:p>17.2875889</text:p>
          </table:table-cell>
          <table:table-cell office:value-type="float" office:value="28.118352">
            <text:p>28.118352</text:p>
          </table:table-cell>
          <table:table-cell office:value-type="float" office:value="1225.15">
            <text:p>1225.15</text:p>
          </table:table-cell>
          <table:table-cell office:value-type="float" office:value="5">
            <text:p>5</text:p>
          </table:table-cell>
          <table:table-cell office:value-type="string">
            <text:p>Her</text:p>
          </table:table-cell>
          <table:table-cell office:value-type="string">
            <text:p>Hercules</text:p>
          </table:table-cell>
          <table:table-cell office:value-type="string">
            <text:p>Hercules, son of Zeus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.2326672">
            <text:p>3.2326672</text:p>
          </table:table-cell>
          <table:table-cell office:value-type="float" office:value="-52.974629">
            <text:p>-52.974629</text:p>
          </table:table-cell>
          <table:table-cell office:value-type="float" office:value="248.88">
            <text:p>248.88</text:p>
          </table:table-cell>
          <table:table-cell office:value-type="float" office:value="58">
            <text:p>58</text:p>
          </table:table-cell>
          <table:table-cell office:value-type="string">
            <text:p>Hor</text:p>
          </table:table-cell>
          <table:table-cell office:value-type="string">
            <text:p>Horologium</text:p>
          </table:table-cell>
          <table:table-cell office:value-type="string">
            <text:p>Clock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0.5677493">
            <text:p>10.5677493</text:p>
          </table:table-cell>
          <table:table-cell office:value-type="float" office:value="-17.137458">
            <text:p>-17.137458</text:p>
          </table:table-cell>
          <table:table-cell office:value-type="float" office:value="1302.84">
            <text:p>1302.84</text:p>
          </table:table-cell>
          <table:table-cell office:value-type="float" office:value="1">
            <text:p>1</text:p>
          </table:table-cell>
          <table:table-cell office:value-type="string">
            <text:p>Hya</text:p>
          </table:table-cell>
          <table:table-cell office:value-type="string">
            <text:p>Hydra</text:p>
          </table:table-cell>
          <table:table-cell office:value-type="string">
            <text:p>Sea serpent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.3679085">
            <text:p>2.3679085</text:p>
          </table:table-cell>
          <table:table-cell office:value-type="float" office:value="-70.98557">
            <text:p>-70.98557</text:p>
          </table:table-cell>
          <table:table-cell office:value-type="float" office:value="243.04">
            <text:p>243.04</text:p>
          </table:table-cell>
          <table:table-cell office:value-type="float" office:value="61">
            <text:p>61</text:p>
          </table:table-cell>
          <table:table-cell office:value-type="string">
            <text:p>Hyi</text:p>
          </table:table-cell>
          <table:table-cell office:value-type="string">
            <text:p>Hydrus</text:p>
          </table:table-cell>
          <table:table-cell office:value-type="string">
            <text:p>Water snake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1.6104956">
            <text:p>21.6104956</text:p>
          </table:table-cell>
          <table:table-cell office:value-type="float" office:value="-58.121953">
            <text:p>-58.121953</text:p>
          </table:table-cell>
          <table:table-cell office:value-type="float" office:value="294.01">
            <text:p>294.01</text:p>
          </table:table-cell>
          <table:table-cell office:value-type="float" office:value="49">
            <text:p>49</text:p>
          </table:table-cell>
          <table:table-cell office:value-type="string">
            <text:p>Ind</text:p>
          </table:table-cell>
          <table:table-cell office:value-type="string">
            <text:p>Indus</text:p>
          </table:table-cell>
          <table:table-cell office:value-type="string">
            <text:p>Indian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2.4973891">
            <text:p>22.4973891</text:p>
          </table:table-cell>
          <table:table-cell office:value-type="float" office:value="45.040691">
            <text:p>45.040691</text:p>
          </table:table-cell>
          <table:table-cell office:value-type="float" office:value="200.69">
            <text:p>200.69</text:p>
          </table:table-cell>
          <table:table-cell office:value-type="float" office:value="68">
            <text:p>68</text:p>
          </table:table-cell>
          <table:table-cell office:value-type="string">
            <text:p>Lac</text:p>
          </table:table-cell>
          <table:table-cell office:value-type="string">
            <text:p>Lacerta</text:p>
          </table:table-cell>
          <table:table-cell office:value-type="string">
            <text:p>Lizard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0.6933004">
            <text:p>10.6933004</text:p>
          </table:table-cell>
          <table:table-cell office:value-type="float" office:value="14.780165">
            <text:p>14.780165</text:p>
          </table:table-cell>
          <table:table-cell office:value-type="float" office:value="946.96">
            <text:p>946.96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Leo</text:p>
          </table:table-cell>
          <table:table-cell office:value-type="string">
            <text:p>Lion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.5746528">
            <text:p>5.5746528</text:p>
          </table:table-cell>
          <table:table-cell office:value-type="float" office:value="-18.997856">
            <text:p>-18.997856</text:p>
          </table:table-cell>
          <table:table-cell office:value-type="float" office:value="290.29">
            <text:p>290.29</text:p>
          </table:table-cell>
          <table:table-cell office:value-type="float" office:value="51">
            <text:p>51</text:p>
          </table:table-cell>
          <table:table-cell office:value-type="string">
            <text:p>Lep</text:p>
          </table:table-cell>
          <table:table-cell office:value-type="string">
            <text:p>Lepus</text:p>
          </table:table-cell>
          <table:table-cell office:value-type="string">
            <text:p>Hare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5.2244733">
            <text:p>15.2244733</text:p>
          </table:table-cell>
          <table:table-cell office:value-type="float" office:value="-15.158926">
            <text:p>-15.158926</text:p>
          </table:table-cell>
          <table:table-cell office:value-type="float" office:value="538.05">
            <text:p>538.05</text:p>
          </table:table-cell>
          <table:table-cell office:value-type="float" office:value="29">
            <text:p>29</text:p>
          </table:table-cell>
          <table:table-cell office:value-type="string">
            <text:p>Lib</text:p>
          </table:table-cell>
          <table:table-cell office:value-type="string">
            <text:p>Libra</text:p>
          </table:table-cell>
          <table:table-cell office:value-type="string">
            <text:p>Balance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0.3490416">
            <text:p>10.3490416</text:p>
          </table:table-cell>
          <table:table-cell office:value-type="float" office:value="33.320787">
            <text:p>33.320787</text:p>
          </table:table-cell>
          <table:table-cell office:value-type="float" office:value="231.96">
            <text:p>231.96</text:p>
          </table:table-cell>
          <table:table-cell office:value-type="float" office:value="64">
            <text:p>64</text:p>
          </table:table-cell>
          <table:table-cell office:value-type="string">
            <text:p>LMi</text:p>
          </table:table-cell>
          <table:table-cell office:value-type="string">
            <text:p>Leo Minor</text:p>
          </table:table-cell>
          <table:table-cell office:value-type="string">
            <text:p>Little lion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.281479">
            <text:p>15.281479</text:p>
          </table:table-cell>
          <table:table-cell office:value-type="float" office:value="-42.201449">
            <text:p>-42.201449</text:p>
          </table:table-cell>
          <table:table-cell office:value-type="float" office:value="333.68">
            <text:p>333.68</text:p>
          </table:table-cell>
          <table:table-cell office:value-type="float" office:value="46">
            <text:p>46</text:p>
          </table:table-cell>
          <table:table-cell office:value-type="string">
            <text:p>Lup</text:p>
          </table:table-cell>
          <table:table-cell office:value-type="string">
            <text:p>Lupus</text:p>
          </table:table-cell>
          <table:table-cell office:value-type="string">
            <text:p>Wolf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8.0143961">
            <text:p>8.0143961</text:p>
          </table:table-cell>
          <table:table-cell office:value-type="float" office:value="46.232331">
            <text:p>46.232331</text:p>
          </table:table-cell>
          <table:table-cell office:value-type="float" office:value="545.39">
            <text:p>545.39</text:p>
          </table:table-cell>
          <table:table-cell office:value-type="float" office:value="28">
            <text:p>28</text:p>
          </table:table-cell>
          <table:table-cell office:value-type="string">
            <text:p>Lyn</text:p>
          </table:table-cell>
          <table:table-cell table:number-columns-repeated="2" office:value-type="string">
            <text:p>Lynx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8.8433796">
            <text:p>18.8433796</text:p>
          </table:table-cell>
          <table:table-cell office:value-type="float" office:value="36.524693">
            <text:p>36.524693</text:p>
          </table:table-cell>
          <table:table-cell office:value-type="float" office:value="286.48">
            <text:p>286.48</text:p>
          </table:table-cell>
          <table:table-cell office:value-type="float" office:value="52">
            <text:p>52</text:p>
          </table:table-cell>
          <table:table-cell office:value-type="string">
            <text:p>Lyr</text:p>
          </table:table-cell>
          <table:table-cell office:value-type="string">
            <text:p>Lyra</text:p>
          </table:table-cell>
          <table:table-cell office:value-type="string">
            <text:p>Lyre or harp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.4883002">
            <text:p>5.4883002</text:p>
          </table:table-cell>
          <table:table-cell office:value-type="float" office:value="-77.09548">
            <text:p>-77.09548</text:p>
          </table:table-cell>
          <table:table-cell office:value-type="float" office:value="153.48">
            <text:p>153.48</text:p>
          </table:table-cell>
          <table:table-cell office:value-type="float" office:value="75">
            <text:p>75</text:p>
          </table:table-cell>
          <table:table-cell office:value-type="string">
            <text:p>Men</text:p>
          </table:table-cell>
          <table:table-cell office:value-type="string">
            <text:p>Mensa</text:p>
          </table:table-cell>
          <table:table-cell office:value-type="string">
            <text:p>Table mountain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0.9646853">
            <text:p>20.9646853</text:p>
          </table:table-cell>
          <table:table-cell office:value-type="float" office:value="-35.937835">
            <text:p>-35.937835</text:p>
          </table:table-cell>
          <table:table-cell office:value-type="float" office:value="209.51">
            <text:p>209.51</text:p>
          </table:table-cell>
          <table:table-cell office:value-type="float" office:value="66">
            <text:p>66</text:p>
          </table:table-cell>
          <table:table-cell office:value-type="string">
            <text:p>Mic</text:p>
          </table:table-cell>
          <table:table-cell office:value-type="string">
            <text:p>Microscopium</text:p>
          </table:table-cell>
          <table:table-cell office:value-type="string">
            <text:p>Microscope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7.0190606">
            <text:p>7.0190606</text:p>
          </table:table-cell>
          <table:table-cell office:value-type="float" office:value="-2.667058">
            <text:p>-2.667058</text:p>
          </table:table-cell>
          <table:table-cell office:value-type="float" office:value="481.57">
            <text:p>481.57</text:p>
          </table:table-cell>
          <table:table-cell office:value-type="float" office:value="35">
            <text:p>35</text:p>
          </table:table-cell>
          <table:table-cell office:value-type="string">
            <text:p>Mon</text:p>
          </table:table-cell>
          <table:table-cell office:value-type="string">
            <text:p>Monoceros</text:p>
          </table:table-cell>
          <table:table-cell office:value-type="string">
            <text:p>Unicorn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2.5727924">
            <text:p>12.5727924</text:p>
          </table:table-cell>
          <table:table-cell office:value-type="float" office:value="-69.75414">
            <text:p>-69.75414</text:p>
          </table:table-cell>
          <table:table-cell office:value-type="float" office:value="138.35">
            <text:p>138.35</text:p>
          </table:table-cell>
          <table:table-cell office:value-type="float" office:value="77">
            <text:p>77</text:p>
          </table:table-cell>
          <table:table-cell office:value-type="string">
            <text:p>Mus</text:p>
          </table:table-cell>
          <table:table-cell office:value-type="string">
            <text:p>Musca</text:p>
          </table:table-cell>
          <table:table-cell office:value-type="string">
            <text:p>Fly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6.0721655">
            <text:p>16.0721655</text:p>
          </table:table-cell>
          <table:table-cell office:value-type="float" office:value="-51.528726">
            <text:p>-51.528726</text:p>
          </table:table-cell>
          <table:table-cell office:value-type="float" office:value="165.29">
            <text:p>165.29</text:p>
          </table:table-cell>
          <table:table-cell office:value-type="float" office:value="74">
            <text:p>74</text:p>
          </table:table-cell>
          <table:table-cell office:value-type="string">
            <text:p>Nor</text:p>
          </table:table-cell>
          <table:table-cell office:value-type="string">
            <text:p>Norma</text:p>
          </table:table-cell>
          <table:table-cell office:value-type="string">
            <text:p>Carpenter's Level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0.1275622">
            <text:p>20.1275622</text:p>
          </table:table-cell>
          <table:table-cell office:value-type="float" office:value="-82.631196">
            <text:p>-82.631196</text:p>
          </table:table-cell>
          <table:table-cell office:value-type="float" office:value="291.05">
            <text:p>291.05</text:p>
          </table:table-cell>
          <table:table-cell office:value-type="float" office:value="50">
            <text:p>50</text:p>
          </table:table-cell>
          <table:table-cell office:value-type="string">
            <text:p>Oct</text:p>
          </table:table-cell>
          <table:table-cell office:value-type="string">
            <text:p>Octans</text:p>
          </table:table-cell>
          <table:table-cell office:value-type="string">
            <text:p>Octant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7.3022478">
            <text:p>17.3022478</text:p>
          </table:table-cell>
          <table:table-cell office:value-type="float" office:value="-5.21711">
            <text:p>-5.21711</text:p>
          </table:table-cell>
          <table:table-cell office:value-type="float" office:value="948.34">
            <text:p>948.34</text:p>
          </table:table-cell>
          <table:table-cell office:value-type="float" office:value="11">
            <text:p>11</text:p>
          </table:table-cell>
          <table:table-cell office:value-type="string">
            <text:p>Oph</text:p>
          </table:table-cell>
          <table:table-cell office:value-type="string">
            <text:p>Ophiuchus</text:p>
          </table:table-cell>
          <table:table-cell office:value-type="string">
            <text:p>Holder of serpent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5.5948885">
            <text:p>5.5948885</text:p>
          </table:table-cell>
          <table:table-cell office:value-type="float" office:value="5.138143">
            <text:p>5.138143</text:p>
          </table:table-cell>
          <table:table-cell office:value-type="float" office:value="594.12">
            <text:p>594.12</text:p>
          </table:table-cell>
          <table:table-cell office:value-type="float" office:value="26">
            <text:p>26</text:p>
          </table:table-cell>
          <table:table-cell office:value-type="string">
            <text:p>Ori</text:p>
          </table:table-cell>
          <table:table-cell office:value-type="string">
            <text:p>Orion</text:p>
          </table:table-cell>
          <table:table-cell office:value-type="string">
            <text:p>Orion, the hunter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9.6064744">
            <text:p>19.6064744</text:p>
          </table:table-cell>
          <table:table-cell office:value-type="float" office:value="-64.784051">
            <text:p>-64.784051</text:p>
          </table:table-cell>
          <table:table-cell office:value-type="float" office:value="377.67">
            <text:p>377.67</text:p>
          </table:table-cell>
          <table:table-cell office:value-type="float" office:value="44">
            <text:p>44</text:p>
          </table:table-cell>
          <table:table-cell office:value-type="string">
            <text:p>Pav</text:p>
          </table:table-cell>
          <table:table-cell office:value-type="string">
            <text:p>Pavo</text:p>
          </table:table-cell>
          <table:table-cell office:value-type="string">
            <text:p>Peacock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2.7015668">
            <text:p>22.7015668</text:p>
          </table:table-cell>
          <table:table-cell office:value-type="float" office:value="19.117211">
            <text:p>19.117211</text:p>
          </table:table-cell>
          <table:table-cell office:value-type="float" office:value="1120.79">
            <text:p>1120.79</text:p>
          </table:table-cell>
          <table:table-cell office:value-type="float" office:value="7">
            <text:p>7</text:p>
          </table:table-cell>
          <table:table-cell office:value-type="string">
            <text:p>Peg</text:p>
          </table:table-cell>
          <table:table-cell office:value-type="string">
            <text:p>Pegasus</text:p>
          </table:table-cell>
          <table:table-cell office:value-type="string">
            <text:p>Pegasus, the winged horse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.4983203">
            <text:p>3.4983203</text:p>
          </table:table-cell>
          <table:table-cell office:value-type="float" office:value="43.884509">
            <text:p>43.884509</text:p>
          </table:table-cell>
          <table:table-cell office:value-type="float" office:value="615">
            <text:p>615</text:p>
          </table:table-cell>
          <table:table-cell office:value-type="float" office:value="24">
            <text:p>24</text:p>
          </table:table-cell>
          <table:table-cell office:value-type="string">
            <text:p>Per</text:p>
          </table:table-cell>
          <table:table-cell office:value-type="string">
            <text:p>Perseus</text:p>
          </table:table-cell>
          <table:table-cell office:value-type="string">
            <text:p>Perseus, hero who saved Andromeda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7654959">
            <text:p>0.7654959</text:p>
          </table:table-cell>
          <table:table-cell office:value-type="float" office:value="-47.18675">
            <text:p>-47.18675</text:p>
          </table:table-cell>
          <table:table-cell office:value-type="float" office:value="469.32">
            <text:p>469.32</text:p>
          </table:table-cell>
          <table:table-cell office:value-type="float" office:value="37">
            <text:p>37</text:p>
          </table:table-cell>
          <table:table-cell office:value-type="string">
            <text:p>Phe</text:p>
          </table:table-cell>
          <table:table-cell table:number-columns-repeated="2" office:value-type="string">
            <text:p>Phoenix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5.6182317">
            <text:p>5.6182317</text:p>
          </table:table-cell>
          <table:table-cell office:value-type="float" office:value="-52.239238">
            <text:p>-52.239238</text:p>
          </table:table-cell>
          <table:table-cell office:value-type="float" office:value="246.74">
            <text:p>246.74</text:p>
          </table:table-cell>
          <table:table-cell office:value-type="float" office:value="59">
            <text:p>59</text:p>
          </table:table-cell>
          <table:table-cell office:value-type="string">
            <text:p>Pic</text:p>
          </table:table-cell>
          <table:table-cell office:value-type="string">
            <text:p>Pictor</text:p>
          </table:table-cell>
          <table:table-cell office:value-type="string">
            <text:p>Easel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2.2857963">
            <text:p>22.2857963</text:p>
          </table:table-cell>
          <table:table-cell office:value-type="float" office:value="-30.510818">
            <text:p>-30.510818</text:p>
          </table:table-cell>
          <table:table-cell office:value-type="float" office:value="245.37">
            <text:p>245.37</text:p>
          </table:table-cell>
          <table:table-cell office:value-type="float" office:value="60">
            <text:p>60</text:p>
          </table:table-cell>
          <table:table-cell office:value-type="string">
            <text:p>PsA</text:p>
          </table:table-cell>
          <table:table-cell office:value-type="string">
            <text:p>Piscis Austrinus</text:p>
          </table:table-cell>
          <table:table-cell office:value-type="string">
            <text:p>Southern fish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6482602">
            <text:p>0.6482602</text:p>
          </table:table-cell>
          <table:table-cell office:value-type="float" office:value="10.770362">
            <text:p>10.770362</text:p>
          </table:table-cell>
          <table:table-cell office:value-type="float" office:value="889.42">
            <text:p>889.42</text:p>
          </table:table-cell>
          <table:table-cell office:value-type="float" office:value="14">
            <text:p>14</text:p>
          </table:table-cell>
          <table:table-cell office:value-type="string">
            <text:p>Psc</text:p>
          </table:table-cell>
          <table:table-cell office:value-type="string">
            <text:p>Pisces</text:p>
          </table:table-cell>
          <table:table-cell office:value-type="string">
            <text:p>Fishes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.6191621">
            <text:p>7.6191621</text:p>
          </table:table-cell>
          <table:table-cell office:value-type="float" office:value="-32.961463">
            <text:p>-32.961463</text:p>
          </table:table-cell>
          <table:table-cell office:value-type="float" office:value="673.43">
            <text:p>673.43</text:p>
          </table:table-cell>
          <table:table-cell office:value-type="float" office:value="20">
            <text:p>20</text:p>
          </table:table-cell>
          <table:table-cell office:value-type="string">
            <text:p>Pup</text:p>
          </table:table-cell>
          <table:table-cell office:value-type="string">
            <text:p>Puppis</text:p>
          </table:table-cell>
          <table:table-cell office:value-type="string">
            <text:p>Stern of the Argonauts' ship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.9122056">
            <text:p>8.9122056</text:p>
          </table:table-cell>
          <table:table-cell office:value-type="float" office:value="-28.387602">
            <text:p>-28.387602</text:p>
          </table:table-cell>
          <table:table-cell office:value-type="float" office:value="220.83">
            <text:p>220.83</text:p>
          </table:table-cell>
          <table:table-cell office:value-type="float" office:value="65">
            <text:p>65</text:p>
          </table:table-cell>
          <table:table-cell office:value-type="string">
            <text:p>Pyx</text:p>
          </table:table-cell>
          <table:table-cell office:value-type="string">
            <text:p>Pyxis</text:p>
          </table:table-cell>
          <table:table-cell office:value-type="string">
            <text:p>Compass on the Argonauts' ship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.8964465">
            <text:p>3.8964465</text:p>
          </table:table-cell>
          <table:table-cell office:value-type="float" office:value="-60.708283">
            <text:p>-60.708283</text:p>
          </table:table-cell>
          <table:table-cell office:value-type="float" office:value="113.94">
            <text:p>113.94</text:p>
          </table:table-cell>
          <table:table-cell office:value-type="float" office:value="82">
            <text:p>82</text:p>
          </table:table-cell>
          <table:table-cell office:value-type="string">
            <text:p>Ret</text:p>
          </table:table-cell>
          <table:table-cell office:value-type="string">
            <text:p>Reticulum</text:p>
          </table:table-cell>
          <table:table-cell office:value-type="string">
            <text:p>Net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4657625">
            <text:p>0.4657625</text:p>
          </table:table-cell>
          <table:table-cell office:value-type="float" office:value="-31.714312">
            <text:p>-31.714312</text:p>
          </table:table-cell>
          <table:table-cell office:value-type="float" office:value="474.76">
            <text:p>474.76</text:p>
          </table:table-cell>
          <table:table-cell office:value-type="float" office:value="36">
            <text:p>36</text:p>
          </table:table-cell>
          <table:table-cell office:value-type="string">
            <text:p>Scl</text:p>
          </table:table-cell>
          <table:table-cell office:value-type="string">
            <text:p>Sculptor</text:p>
          </table:table-cell>
          <table:table-cell office:value-type="string">
            <text:p>Sculptor's tools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6.790259">
            <text:p>16.790259</text:p>
          </table:table-cell>
          <table:table-cell office:value-type="float" office:value="-31.81767">
            <text:p>-31.81767</text:p>
          </table:table-cell>
          <table:table-cell office:value-type="float" office:value="496.78">
            <text:p>496.78</text:p>
          </table:table-cell>
          <table:table-cell office:value-type="float" office:value="33">
            <text:p>33</text:p>
          </table:table-cell>
          <table:table-cell office:value-type="string">
            <text:p>Sco</text:p>
          </table:table-cell>
          <table:table-cell office:value-type="string">
            <text:p>Scorpius</text:p>
          </table:table-cell>
          <table:table-cell office:value-type="string">
            <text:p>Scorpion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8.6730626">
            <text:p>18.6730626</text:p>
          </table:table-cell>
          <table:table-cell office:value-type="float" office:value="-9.851326">
            <text:p>-9.851326</text:p>
          </table:table-cell>
          <table:table-cell office:value-type="float" office:value="109.11">
            <text:p>109.11</text:p>
          </table:table-cell>
          <table:table-cell office:value-type="float" office:value="84">
            <text:p>84</text:p>
          </table:table-cell>
          <table:table-cell office:value-type="string">
            <text:p>Sct</text:p>
          </table:table-cell>
          <table:table-cell office:value-type="string">
            <text:p>Scutum</text:p>
          </table:table-cell>
          <table:table-cell office:value-type="string">
            <text:p>Shield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6.5001885">
            <text:p>16.5001885</text:p>
          </table:table-cell>
          <table:table-cell office:value-type="float" office:value="4.567581">
            <text:p>4.567581</text:p>
          </table:table-cell>
          <table:table-cell office:value-type="float" office:value="636.93">
            <text:p>636.93</text:p>
          </table:table-cell>
          <table:table-cell office:value-type="float" office:value="23">
            <text:p>23</text:p>
          </table:table-cell>
          <table:table-cell office:value-type="string">
            <text:p>Ser</text:p>
          </table:table-cell>
          <table:table-cell office:value-type="string">
            <text:p>Serpens</text:p>
          </table:table-cell>
          <table:table-cell office:value-type="string">
            <text:p>Serpent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5.6940214">
            <text:p>15.6940214</text:p>
          </table:table-cell>
          <table:table-cell office:value-type="float" office:value="9.878836">
            <text:p>9.878836</text:p>
          </table:table-cell>
          <table:table-cell office:value-type="float" office:value="428.48">
            <text:p>428.48</text:p>
          </table:table-cell>
          <table:table-cell office:value-type="float" office:value="23">
            <text:p>23</text:p>
          </table:table-cell>
          <table:table-cell office:value-type="string">
            <text:p>Ser1</text:p>
          </table:table-cell>
          <table:table-cell office:value-type="string">
            <text:p>Serpens Caput</text:p>
          </table:table-cell>
          <table:table-cell office:value-type="string">
            <text:p>Serpent's Head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8.1594009">
            <text:p>18.1594009</text:p>
          </table:table-cell>
          <table:table-cell office:value-type="float" office:value="-6.318851">
            <text:p>-6.318851</text:p>
          </table:table-cell>
          <table:table-cell office:value-type="float" office:value="208.44">
            <text:p>208.44</text:p>
          </table:table-cell>
          <table:table-cell office:value-type="float" office:value="23">
            <text:p>23</text:p>
          </table:table-cell>
          <table:table-cell office:value-type="string">
            <text:p>Ser2</text:p>
          </table:table-cell>
          <table:table-cell office:value-type="string">
            <text:p>Serpens Cauda</text:p>
          </table:table-cell>
          <table:table-cell office:value-type="string">
            <text:p>Serpent's Tail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0.2725601">
            <text:p>10.2725601</text:p>
          </table:table-cell>
          <table:table-cell office:value-type="float" office:value="-2.605358">
            <text:p>-2.605358</text:p>
          </table:table-cell>
          <table:table-cell office:value-type="float" office:value="313.52">
            <text:p>313.52</text:p>
          </table:table-cell>
          <table:table-cell office:value-type="float" office:value="47">
            <text:p>47</text:p>
          </table:table-cell>
          <table:table-cell office:value-type="string">
            <text:p>Sex</text:p>
          </table:table-cell>
          <table:table-cell office:value-type="string">
            <text:p>Sextans</text:p>
          </table:table-cell>
          <table:table-cell office:value-type="string">
            <text:p>Sextant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9.7101332">
            <text:p>19.7101332</text:p>
          </table:table-cell>
          <table:table-cell office:value-type="float" office:value="18.628717">
            <text:p>18.628717</text:p>
          </table:table-cell>
          <table:table-cell office:value-type="float" office:value="79.92">
            <text:p>79.92</text:p>
          </table:table-cell>
          <table:table-cell office:value-type="float" office:value="86">
            <text:p>86</text:p>
          </table:table-cell>
          <table:table-cell office:value-type="string">
            <text:p>Sge</text:p>
          </table:table-cell>
          <table:table-cell office:value-type="string">
            <text:p>Sagitta</text:p>
          </table:table-cell>
          <table:table-cell office:value-type="string">
            <text:p>Arrow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9.1849153">
            <text:p>19.1849153</text:p>
          </table:table-cell>
          <table:table-cell office:value-type="float" office:value="-27.091776">
            <text:p>-27.091776</text:p>
          </table:table-cell>
          <table:table-cell office:value-type="float" office:value="867.43">
            <text:p>867.43</text:p>
          </table:table-cell>
          <table:table-cell office:value-type="float" office:value="15">
            <text:p>15</text:p>
          </table:table-cell>
          <table:table-cell office:value-type="string">
            <text:p>Sgr</text:p>
          </table:table-cell>
          <table:table-cell office:value-type="string">
            <text:p>Sagittarius</text:p>
          </table:table-cell>
          <table:table-cell office:value-type="string">
            <text:p>Archer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.422131">
            <text:p>4.422131</text:p>
          </table:table-cell>
          <table:table-cell office:value-type="float" office:value="16.83941">
            <text:p>16.83941</text:p>
          </table:table-cell>
          <table:table-cell office:value-type="float" office:value="797.25">
            <text:p>797.25</text:p>
          </table:table-cell>
          <table:table-cell office:value-type="float" office:value="17">
            <text:p>17</text:p>
          </table:table-cell>
          <table:table-cell office:value-type="string">
            <text:p>Tau</text:p>
          </table:table-cell>
          <table:table-cell office:value-type="string">
            <text:p>Taurus</text:p>
          </table:table-cell>
          <table:table-cell office:value-type="string">
            <text:p>Bull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9.3274808">
            <text:p>19.3274808</text:p>
          </table:table-cell>
          <table:table-cell office:value-type="float" office:value="-50.786922">
            <text:p>-50.786922</text:p>
          </table:table-cell>
          <table:table-cell office:value-type="float" office:value="251.51">
            <text:p>251.51</text:p>
          </table:table-cell>
          <table:table-cell office:value-type="float" office:value="57">
            <text:p>57</text:p>
          </table:table-cell>
          <table:table-cell office:value-type="string">
            <text:p>Tel</text:p>
          </table:table-cell>
          <table:table-cell office:value-type="string">
            <text:p>Telescopium</text:p>
          </table:table-cell>
          <table:table-cell office:value-type="string">
            <text:p>Telescope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6.0630687">
            <text:p>16.0630687</text:p>
          </table:table-cell>
          <table:table-cell office:value-type="float" office:value="-65.641693">
            <text:p>-65.641693</text:p>
          </table:table-cell>
          <table:table-cell office:value-type="float" office:value="109.98">
            <text:p>109.98</text:p>
          </table:table-cell>
          <table:table-cell office:value-type="float" office:value="83">
            <text:p>83</text:p>
          </table:table-cell>
          <table:table-cell office:value-type="string">
            <text:p>TrA</text:p>
          </table:table-cell>
          <table:table-cell office:value-type="string">
            <text:p>Triangulum Australe</text:p>
          </table:table-cell>
          <table:table-cell office:value-type="string">
            <text:p>Southern triangle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2.1394035">
            <text:p>2.1394035</text:p>
          </table:table-cell>
          <table:table-cell office:value-type="float" office:value="32.057844">
            <text:p>32.057844</text:p>
          </table:table-cell>
          <table:table-cell office:value-type="float" office:value="131.85">
            <text:p>131.85</text:p>
          </table:table-cell>
          <table:table-cell office:value-type="float" office:value="78">
            <text:p>78</text:p>
          </table:table-cell>
          <table:table-cell office:value-type="string">
            <text:p>Tri</text:p>
          </table:table-cell>
          <table:table-cell office:value-type="string">
            <text:p>Triangulum</text:p>
          </table:table-cell>
          <table:table-cell office:value-type="string">
            <text:p>Triangle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23.8968438">
            <text:p>23.8968438</text:p>
          </table:table-cell>
          <table:table-cell office:value-type="float" office:value="-63.916632">
            <text:p>-63.916632</text:p>
          </table:table-cell>
          <table:table-cell office:value-type="float" office:value="294.56">
            <text:p>294.56</text:p>
          </table:table-cell>
          <table:table-cell office:value-type="float" office:value="48">
            <text:p>48</text:p>
          </table:table-cell>
          <table:table-cell office:value-type="string">
            <text:p>Tuc</text:p>
          </table:table-cell>
          <table:table-cell office:value-type="string">
            <text:p>Tucana</text:p>
          </table:table-cell>
          <table:table-cell office:value-type="string">
            <text:p>Toucan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0.9825315">
            <text:p>10.9825315</text:p>
          </table:table-cell>
          <table:table-cell office:value-type="float" office:value="52.529003">
            <text:p>52.529003</text:p>
          </table:table-cell>
          <table:table-cell office:value-type="float" office:value="1279.66">
            <text:p>1279.66</text:p>
          </table:table-cell>
          <table:table-cell office:value-type="float" office:value="3">
            <text:p>3</text:p>
          </table:table-cell>
          <table:table-cell office:value-type="string">
            <text:p>UMa</text:p>
          </table:table-cell>
          <table:table-cell office:value-type="string">
            <text:p>Ursa Major</text:p>
          </table:table-cell>
          <table:table-cell office:value-type="string">
            <text:p>Big bear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5.256967">
            <text:p>15.256967</text:p>
          </table:table-cell>
          <table:table-cell office:value-type="float" office:value="76.105337">
            <text:p>76.105337</text:p>
          </table:table-cell>
          <table:table-cell office:value-type="float" office:value="255.86">
            <text:p>255.86</text:p>
          </table:table-cell>
          <table:table-cell office:value-type="float" office:value="56">
            <text:p>56</text:p>
          </table:table-cell>
          <table:table-cell office:value-type="string">
            <text:p>UMi</text:p>
          </table:table-cell>
          <table:table-cell office:value-type="string">
            <text:p>Ursa Minor</text:p>
          </table:table-cell>
          <table:table-cell office:value-type="string">
            <text:p>Little bear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9.6235624">
            <text:p>9.6235624</text:p>
          </table:table-cell>
          <table:table-cell office:value-type="float" office:value="-47.409512">
            <text:p>-47.409512</text:p>
          </table:table-cell>
          <table:table-cell office:value-type="float" office:value="499.65">
            <text:p>499.65</text:p>
          </table:table-cell>
          <table:table-cell office:value-type="float" office:value="32">
            <text:p>32</text:p>
          </table:table-cell>
          <table:table-cell office:value-type="string">
            <text:p>Vel</text:p>
          </table:table-cell>
          <table:table-cell office:value-type="string">
            <text:p>Vela</text:p>
          </table:table-cell>
          <table:table-cell office:value-type="string">
            <text:p>Sail of the Argonauts' ship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3.2898872">
            <text:p>13.2898872</text:p>
          </table:table-cell>
          <table:table-cell office:value-type="float" office:value="-2.63866">
            <text:p>-2.63866</text:p>
          </table:table-cell>
          <table:table-cell office:value-type="float" office:value="1294.43">
            <text:p>1294.43</text:p>
          </table:table-cell>
          <table:table-cell office:value-type="float" office:value="2">
            <text:p>2</text:p>
          </table:table-cell>
          <table:table-cell office:value-type="string">
            <text:p>Vir</text:p>
          </table:table-cell>
          <table:table-cell office:value-type="string">
            <text:p>Virgo</text:p>
          </table:table-cell>
          <table:table-cell office:value-type="string">
            <text:p>Virgin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7.8063845">
            <text:p>7.8063845</text:p>
          </table:table-cell>
          <table:table-cell office:value-type="float" office:value="-69.34626">
            <text:p>-69.34626</text:p>
          </table:table-cell>
          <table:table-cell office:value-type="float" office:value="141.35">
            <text:p>141.35</text:p>
          </table:table-cell>
          <table:table-cell office:value-type="float" office:value="76">
            <text:p>76</text:p>
          </table:table-cell>
          <table:table-cell office:value-type="string">
            <text:p>Vol</text:p>
          </table:table-cell>
          <table:table-cell office:value-type="string">
            <text:p>Volans</text:p>
          </table:table-cell>
          <table:table-cell office:value-type="string">
            <text:p>Flying fish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0.286165">
            <text:p>20.286165</text:p>
          </table:table-cell>
          <table:table-cell office:value-type="float" office:value="24.523796">
            <text:p>24.523796</text:p>
          </table:table-cell>
          <table:table-cell office:value-type="float" office:value="268.17">
            <text:p>268.17</text:p>
          </table:table-cell>
          <table:table-cell office:value-type="float" office:value="55">
            <text:p>55</text:p>
          </table:table-cell>
          <table:table-cell office:value-type="string">
            <text:p>Vul</text:p>
          </table:table-cell>
          <table:table-cell office:value-type="string">
            <text:p>Vulpecula</text:p>
          </table:table-cell>
          <table:table-cell office:value-type="string">
            <text:p>Fox</text:p>
          </table:table-cell>
        </table:table-row>
        <table:table-row table:style-name="ro2" table:number-rows-repeated="1048473">
          <table:table-cell table:number-columns-repeated="8"/>
        </table:table-row>
        <table:table-row table:style-name="ro2">
          <table:table-cell table:number-columns-repeated="8"/>
        </table:table-row>
      </table:table>
      <table:database-ranges>
        <table:database-range table:target-range-address="Sheet1.B12:Sheet1.H102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scientific-number number:decimal-places="3" number:min-integer-digits="1" number:min-exponent-digits="2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1">02/21/2023</text:date>, <text:time>16:27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2-21T16:27:51.52</dc:date>
    <dc:creator>Jennifer Cooper</dc:creator>
    <meta:document-statistic meta:table-count="1" meta:cell-count="753" meta:object-count="0"/>
    <meta:generator>OpenOffice/4.1.3$Win32 OpenOffice.org_project/413m1$Build-9783</meta:generator>
  </office:meta>
</office:document-meta>
</file>